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in"/>
      <style:text-properties fo:color="#ffffff"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ntarel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in"/>
      <style:text-properties fo:color="#ffffff" style:font-name="Cantarel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 style:font-relief="embossed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ntarell" fo:font-size="11pt" style:font-size-asian="11pt" style:font-size-complex="11pt"/>
    </style:style>
    <style:style style:name="ce12" style:family="table-cell" style:parent-style-name="Default">
      <style:text-properties style:font-name="Cantarell" fo:font-size="11pt" style:font-size-asian="11pt" style:font-size-complex="11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 style:font-relief="embossed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Cantarel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ntarell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 style:font-relief="embosse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fo:color="#999999" style:font-name="Cantarell" fo:font-size="11pt" fo:font-weight="bold" style:font-size-asian="11pt" style:font-weight-asian="bold" style:font-size-complex="11pt" style:font-weight-complex="bold" style:font-relief="embosse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fo:color="#ffffff"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color="#999999" style:font-name="Cantarell" fo:font-size="11pt" fo:font-weight="bold" style:font-size-asian="11pt" style:font-weight-asian="bold" style:font-size-complex="11pt" style:font-weight-complex="bold" style:font-relief="embossed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style:font-name="Cantarel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  <style:text-properties fo:color="#ffffff" style:font-name="Cantarel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ntarel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ff" style:font-name="Cantarell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ce4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in"/>
      <style:text-properties style:font-name="Cantarell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Cantarell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Cantarell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font-name="Cantarell" fo:font-size="11pt" style:font-size-asian="11pt" style:font-size-complex="11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ce12"/>
        <table:table-column table:style-name="co2" table:number-columns-repeated="1009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MARCH 2014</text:p>
          </table:table-cell>
          <table:covered-table-cell table:number-columns-repeated="5" table:style-name="ce13"/>
          <table:covered-table-cell table:style-name="ce26"/>
          <table:table-cell table:style-name="ce33"/>
          <table:table-cell table:style-name="ce1" office:value-type="string" calcext:value-type="string" table:number-columns-spanned="7" table:number-rows-spanned="1">
            <text:p>APRIL 2014</text:p>
          </table:table-cell>
          <table:covered-table-cell table:number-columns-repeated="5" table:style-name="ce13"/>
          <table:covered-table-cell table:style-name="ce26"/>
          <table:table-cell table:number-columns-repeated="1009"/>
        </table:table-row>
        <table:table-row table:style-name="ro2">
          <table:table-cell table:style-name="ce2" office:value-type="string" calcext:value-type="string">
            <text:p>MO</text:p>
          </table:table-cell>
          <table:table-cell table:style-name="ce14" office:value-type="string" calcext:value-type="string">
            <text:p>TU</text:p>
          </table:table-cell>
          <table:table-cell table:style-name="ce14" office:value-type="string" calcext:value-type="string">
            <text:p>WE</text:p>
          </table:table-cell>
          <table:table-cell table:style-name="ce14" office:value-type="string" calcext:value-type="string">
            <text:p>TH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SA</text:p>
          </table:table-cell>
          <table:table-cell table:style-name="ce27" office:value-type="string" calcext:value-type="string">
            <text:p>SU</text:p>
          </table:table-cell>
          <table:table-cell table:style-name="ce34"/>
          <table:table-cell table:style-name="ce2" office:value-type="string" calcext:value-type="string">
            <text:p>MO</text:p>
          </table:table-cell>
          <table:table-cell table:style-name="ce14" office:value-type="string" calcext:value-type="string">
            <text:p>TU</text:p>
          </table:table-cell>
          <table:table-cell table:style-name="ce14" office:value-type="string" calcext:value-type="string">
            <text:p>WE</text:p>
          </table:table-cell>
          <table:table-cell table:style-name="ce14" office:value-type="string" calcext:value-type="string">
            <text:p>TH</text:p>
          </table:table-cell>
          <table:table-cell table:style-name="ce14" office:value-type="string" calcext:value-type="string">
            <text:p>FR</text:p>
          </table:table-cell>
          <table:table-cell table:style-name="ce14" office:value-type="string" calcext:value-type="string">
            <text:p>SA</text:p>
          </table:table-cell>
          <table:table-cell table:style-name="ce27" office:value-type="string" calcext:value-type="string">
            <text:p>SU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11" table:number-columns-repeated="5"/>
          <table:table-cell table:style-name="ce28"/>
          <table:table-cell/>
          <table:table-cell table:style-name="ce8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11" table:number-columns-repeated="5"/>
          <table:table-cell table:style-name="ce28"/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10" calcext:value-type="float">
            <office:annotation draw:style-name="gr1" draw:text-style-name="P1" svg:width="0.7874in" svg:height="0.3902in" svg:x="5.761in" svg:y="0.1413in" draw:caption-point-x="-0.2402in" draw:caption-point-y="0.5945in">
              <dc:date>2014-04-07T00:00:00</dc:date>
              <text:p text:style-name="P1">6.0.2.ER1 </text:p>
              <text:p text:style-name="P1">product</text:p>
            </office:annotation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5" table:number-columns-repeated="2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float" office:value="17" calcext:value-type="float">
            <office:annotation draw:style-name="gr1" draw:text-style-name="P1" svg:width="0.7984in" svg:height="0.3902in" svg:x="5.761in" svg:y="0.326in" draw:caption-point-x="-0.2402in" draw:caption-point-y="0.5945in">
              <dc:date>2014-04-07T00:00:00</dc:date>
              <text:p text:style-name="P1"><text:span text:style-name="T1">6.1.0.Beta3</text:span></text:p>
              <text:p text:style-name="P1"><text:span text:style-name="T1">community</text:span></text:p>
            </office:annotation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 table:style-name="ce5" office:value-type="float" office:value="31" calcext:value-type="float">
            <office:annotation draw:style-name="gr1" draw:text-style-name="P1" svg:width="0.8315in" svg:height="0.2346in" svg:x="0.6965in" svg:y="0.6953in" draw:caption-point-x="-0.2402in" draw:caption-point-y="0.5945in">
              <dc:date>2014-03-20T00:00:00</dc:date>
              <text:p text:style-name="P1"><text:span text:style-name="T1">6.1.0.Beta2</text:span></text:p>
            </office:annotation>
            <text:p>31</text:p>
          </table:table-cell>
          <table:table-cell table:style-name="ce16" table:number-columns-repeated="4"/>
          <table:table-cell table:style-name="ce24"/>
          <table:table-cell table:style-name="ce30"/>
          <table:table-cell/>
          <table:table-cell table:style-name="ce1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40" office:value-type="float" office:value="30" calcext:value-type="float">
            <office:annotation draw:style-name="gr1" draw:text-style-name="P1" svg:width="0.702in" svg:height="0.3902in" svg:x="5.3008in" svg:y="0.6953in" draw:caption-point-x="-0.2402in" draw:caption-point-y="0.5945in">
              <dc:date>2014-04-07T00:00:00</dc:date>
              <text:p text:style-name="P1">6.0.2.ER2</text:p>
              <text:p text:style-name="P1">product</text:p>
            </office:annotation>
            <text:p>30</text:p>
          </table:table-cell>
          <table:table-cell table:style-name="ce16" table:number-columns-repeated="2"/>
          <table:table-cell table:style-name="ce24"/>
          <table:table-cell table:style-name="ce30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7" table:number-rows-spanned="1">
            <text:p>MAI 2014</text:p>
          </table:table-cell>
          <table:covered-table-cell table:number-columns-repeated="5" table:style-name="ce17"/>
          <table:covered-table-cell table:style-name="ce31"/>
          <table:table-cell table:style-name="ce35"/>
          <table:table-cell table:style-name="ce6" office:value-type="string" calcext:value-type="string" table:number-columns-spanned="7" table:number-rows-spanned="1">
            <text:p>JUNE 2014</text:p>
          </table:table-cell>
          <table:covered-table-cell table:number-columns-repeated="5" table:style-name="ce17"/>
          <table:covered-table-cell table:style-name="ce31"/>
          <table:table-cell table:number-columns-repeated="1009"/>
        </table:table-row>
        <table:table-row table:style-name="ro2">
          <table:table-cell table:style-name="ce7" office:value-type="string" calcext:value-type="string">
            <text:p>MO</text:p>
          </table:table-cell>
          <table:table-cell table:style-name="ce18" office:value-type="string" calcext:value-type="string">
            <text:p>TU</text:p>
          </table:table-cell>
          <table:table-cell table:style-name="ce18" office:value-type="string" calcext:value-type="string">
            <text:p>WE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32" office:value-type="string" calcext:value-type="string">
            <text:p>SU</text:p>
          </table:table-cell>
          <table:table-cell table:style-name="ce15"/>
          <table:table-cell table:style-name="ce7" office:value-type="string" calcext:value-type="string">
            <text:p>MO</text:p>
          </table:table-cell>
          <table:table-cell table:style-name="ce18" office:value-type="string" calcext:value-type="string">
            <text:p>TU</text:p>
          </table:table-cell>
          <table:table-cell table:style-name="ce18" office:value-type="string" calcext:value-type="string">
            <text:p>WE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32" office:value-type="string" calcext:value-type="string">
            <text:p>SU</text:p>
          </table:table-cell>
          <table:table-cell table:number-columns-repeated="1009"/>
        </table:table-row>
        <table:table-row table:style-name="ro2">
          <table:table-cell table:style-name="ce8"/>
          <table:table-cell table:style-name="ce19" table:number-columns-repeated="2"/>
          <table:table-cell table:style-name="ce21" office:value-type="float" office:value="1" calcext:value-type="float">
            <office:annotation draw:style-name="gr1" draw:text-style-name="P1" svg:width="0.7929in" svg:height="0.3902in" svg:x="2.0776in" svg:y="1.4378in" draw:caption-point-x="-0.2402in" draw:caption-point-y="0.5945in">
              <dc:date>2014-04-07T00:00:00</dc:date>
              <text:p text:style-name="P1"><text:span text:style-name="T1">6.1.0.Beta4</text:span></text:p>
              <text:p text:style-name="P1"><text:span text:style-name="T1">community</text:span></text:p>
            </office:annotation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1"/>
          <table:table-cell table:style-name="ce37" table:number-columns-repeated="6"/>
          <table:table-cell table:style-name="ce29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22" office:value-type="float" office:value="9" calcext:value-type="float">
            <office:annotation draw:style-name="gr1" draw:text-style-name="P1" svg:width="0.7252in" svg:height="0.3902in" svg:x="2.5382in" svg:y="1.6224in" draw:caption-point-x="-0.2402in" draw:caption-point-y="0.5945in">
              <dc:date>2014-04-07T00:00:00</dc:date>
              <text:p text:style-name="P1">6.0.2.CR1</text:p>
              <text:p text:style-name="P1">product</text:p>
            </office:annotation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office:annotation draw:style-name="gr1" draw:text-style-name="P1" svg:width="0.7165in" svg:height="0.3902in" svg:x="2.0776in" svg:y="1.8071in" draw:caption-point-x="-0.2402in" draw:caption-point-y="0.5945in">
              <dc:date>2014-04-07T00:00:00</dc:date>
              <text:p text:style-name="P1">6.0.2.GA</text:p>
              <text:p text:style-name="P1">product</text:p>
            </office:annotation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1"/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style-name="ce9" office:value-type="float" office:value="19" calcext:value-type="float">
            <office:annotation draw:style-name="gr1" draw:text-style-name="P1" svg:width="0.7988in" svg:height="0.3902in" svg:x="0.6965in" svg:y="1.9917in" draw:caption-point-x="-0.2402in" draw:caption-point-y="0.5945in">
              <dc:date>2014-04-07T00:00:00</dc:date>
              <text:p text:style-name="P1"><text:span text:style-name="T1">6.1.0.CR1</text:span></text:p>
              <text:p text:style-name="P1"><text:span text:style-name="T1">community</text:span></text:p>
            </office:annotation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11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09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30"/>
          <table:table-cell table:style-name="ce11"/>
          <table:table-cell table:style-name="ce4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style-name="ce11" table:number-columns-repeated="8"/>
          <table:table-cell table:style-name="ce10" office:value-type="float" office:value="30" calcext:value-type="float">
            <text:p>30</text:p>
          </table:table-cell>
          <table:table-cell table:style-name="ce39" table:number-columns-repeated="5"/>
          <table:table-cell table:style-name="ce45"/>
          <table:table-cell table:number-columns-repeated="1009"/>
        </table:table-row>
        <table:table-row table:style-name="ro2">
          <table:table-cell table:style-name="ce11" table:number-columns-repeated="15"/>
          <table:table-cell table:number-columns-repeated="1009"/>
        </table:table-row>
        <table:table-row table:style-name="ro2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0000-00-00T00:00:01.113228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iarnes</meta:initial-creator>
    <meta:creation-date>2014-03-20T12:38:35.050515115</meta:creation-date>
    <dc:date>2014-04-07T17:23:43.432873665</dc:date>
    <dc:creator>Michael Biarnes</dc:creator>
    <meta:editing-duration>PT4H47M37S</meta:editing-duration>
    <meta:editing-cycles>8</meta:editing-cycles>
    <meta:generator>LibreOffice/4.1.1.2$Linux_X86_64 LibreOffice_project/7e4286b58adc75a14f6d83f53a03b6c11fa2903</meta:generator>
    <meta:document-statistic meta:table-count="1" meta:cell-count="135" meta:object-count="0"/>
  </office:meta>
</office:document-meta>
</file>